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in</text:p>
          </table:table-cell>
          <table:table-cell table:style-name="ce1" office:value-type="string" calcext:value-type="string">
            <text:p>functionCount1</text:p>
          </table:table-cell>
          <table:table-cell table:style-name="ce1" office:value-type="string" calcext:value-type="string">
            <text:p>functionCount2</text:p>
          </table:table-cell>
          <table:table-cell table:style-name="ce2" office:value-type="string" calcext:value-type="string">
            <text:p>condition_mutex</text:p>
          </table:table-cell>
          <table:table-cell table:style-name="ce2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51: pthread_create functionCoun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7: pthread_mutex_lock(&amp;condition_mutex);</text:p>
          </table:table-cell>
          <table:table-cell/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: while(count &gt;= COUNT_HALT1 &amp;&amp; count &lt;= COUNT_HALT2)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34:57.429279459</meta:creation-date>
    <dc:date>2017-11-05T19:49:44.703236319</dc:date>
    <meta:editing-duration>PT14M45S</meta:editing-duration>
    <meta:editing-cycles>5</meta:editing-cycles>
    <meta:generator>LibreOffice/5.1.6.2$Linux_X86_64 LibreOffice_project/10m0$Build-2</meta:generator>
    <meta:document-statistic meta:table-count="1" meta:cell-count="10" meta:object-count="0"/>
    <meta:user-defined meta:name="qrichtext">1</meta:user-defined>
  </office:meta>
</office:document-meta>
</file>